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01in"/>
    </style:style>
    <style:style style:name="co2" style:family="table-column">
      <style:table-column-properties fo:break-before="auto" style:column-width="0.5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94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vertical-align="bottom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Liberation Sans1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size="9pt" style:font-size-asian="9pt" style:font-size-complex="9pt"/>
    </style:style>
    <style:style style:name="ce11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 style:data-style-name="N121">
      <style:text-properties fo:font-size="9pt" style:font-size-asian="9pt" style:font-size-complex="9pt"/>
    </style:style>
    <style:style style:name="ce14" style:family="table-cell" style:parent-style-name="Default" style:data-style-name="N3">
      <style:text-properties fo:font-size="9pt" style:font-size-asian="9pt" style:font-size-complex="9pt"/>
    </style:style>
  </office:automatic-styles>
  <office:body>
    <office:spreadsheet>
      <table:table table:name="ICTWH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f Computer Time was Human Time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omputing activity</text:p>
          </table:table-cell>
          <table:table-cell table:style-name="ce4" office:value-type="string" calcext:value-type="string" table:number-columns-spanned="2" table:number-rows-spanned="1">
            <text:p>computer tim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caled up to</text:p>
            <text:p>human time (perception)</text:p>
          </table:table-cell>
          <table:covered-table-cell table:style-name="ce5"/>
          <table:table-cell table:style-name="ce11" table:number-columns-repeated="1019"/>
        </table:table-row>
        <table:table-row table:style-name="ro3">
          <table:table-cell office:value-type="string" calcext:value-type="string">
            <text:p>a CPU cycle</text:p>
          </table:table-cell>
          <table:table-cell office:value-type="float" office:value="0.3" calcext:value-type="float">
            <text:p>0.3</text:p>
          </table:table-cell>
          <table:table-cell table:style-name="ce6" office:value-type="string" calcext:value-type="string">
            <text:p>nse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1 cache access</text:p>
          </table:table-cell>
          <table:table-cell office:value-type="float" office:value="0.9" calcext:value-type="float">
            <text:p>0.9</text:p>
          </table:table-cell>
          <table:table-cell table:style-name="ce6" office:value-type="string" calcext:value-type="string">
            <text:p>nsec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2 cache access</text:p>
          </table:table-cell>
          <table:table-cell office:value-type="float" office:value="2.8" calcext:value-type="float">
            <text:p>2.8</text:p>
          </table:table-cell>
          <table:table-cell table:style-name="ce6" office:value-type="string" calcext:value-type="string">
            <text:p>nsec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3 cache access</text:p>
          </table:table-cell>
          <table:table-cell office:value-type="float" office:value="12.9" calcext:value-type="float">
            <text:p>12.9</text:p>
          </table:table-cell>
          <table:table-cell table:style-name="ce6" office:value-type="string" calcext:value-type="string">
            <text:p>nsec</text:p>
          </table:table-cell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in memory (RAM) access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nsec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inut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lid-state disk (SSD) I/O, min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μsec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ay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lid-state disk (SSD) I/O, max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μsec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ay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tational disk I/O, min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ont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tational disk I/O, max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month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NYC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mse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London UK</text:p>
          </table:table-cell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msec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Sydney Australia</text:p>
          </table:table-cell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S virtualization reboot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econds</text:p>
          </table:table-cell>
          <table:table-cell office:value-type="float" office:value="423" calcext:value-type="float">
            <text:p>423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SI command time-out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seconds</text:p>
          </table:table-cell>
          <table:table-cell table:style-name="ce8" office:value-type="float" office:value="3000" calcext:value-type="float">
            <text:p>3,000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dware virtualization reboot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seconds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milleni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sical system reboot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inutes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milleni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 calcext:value-type="string">
            <text:p>nsec</text:p>
          </table:table-cell>
          <table:table-cell table:style-name="ce12" office:value-type="float" office:value="0.000000001" calcext:value-type="float">
            <text:p>0.000000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0" office:value-type="string" calcext:value-type="string">
            <text:p>μsec</text:p>
          </table:table-cell>
          <table:table-cell table:style-name="ce12" office:value-type="float" office:value="0.000001" calcext:value-type="float">
            <text:p>0.000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msec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second</text:p>
          </table:table-cell>
          <table:table-cell table:style-name="ce13" office:value-type="float" office:value="1" calcext:value-type="float">
            <text:p>1.0</text:p>
          </table:table-cell>
          <table:table-cell table:style-name="ce12" office:value-type="string" calcext:value-type="string">
            <text:p>second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minut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hour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day</text:p>
          </table:table-cell>
          <table:table-cell table:style-name="ce14" table:formula="of:=60*60*24" office:value-type="float" office:value="86400" calcext:value-type="float">
            <text:p>86,4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month</text:p>
          </table:table-cell>
          <table:table-cell table:style-name="ce14" table:formula="of:=60*60*24*30" office:value-type="float" office:value="2592000" calcext:value-type="float">
            <text:p>2,592,0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year (sidereal)</text:p>
          </table:table-cell>
          <table:table-cell table:style-name="ce14" table:formula="of:=60*60*24*365.256363004" office:value-type="float" office:value="31558149.7635456" calcext:value-type="float">
            <text:p>31,558,15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9" office:value-type="string" calcext:value-type="string">
            <text:p>millenium</text:p>
          </table:table-cell>
          <table:table-cell table:style-name="ce14" table:formula="of:=60*60*24*365.256363004*1000" office:value-type="float" office:value="31558149763.5456" calcext:value-type="float">
            <text:p>31,558,149,764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CTWHT_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f Computer Time was Human Time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omputing activity</text:p>
          </table:table-cell>
          <table:table-cell table:style-name="ce4" office:value-type="string" calcext:value-type="string" table:number-columns-spanned="2" table:number-rows-spanned="1">
            <text:p>computer tim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caled up to</text:p>
            <text:p>human time (perception)</text:p>
          </table:table-cell>
          <table:covered-table-cell table:style-name="ce5"/>
          <table:table-cell table:style-name="ce11" table:number-columns-repeated="1019"/>
        </table:table-row>
        <table:table-row table:style-name="ro3">
          <table:table-cell office:value-type="string" calcext:value-type="string">
            <text:p>a CPU cycle</text:p>
          </table:table-cell>
          <table:table-cell office:value-type="float" office:value="0.3" calcext:value-type="float">
            <text:p>0.3</text:p>
          </table:table-cell>
          <table:table-cell table:style-name="ce6" office:value-type="string" calcext:value-type="string">
            <text:p>nse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1 cache access</text:p>
          </table:table-cell>
          <table:table-cell office:value-type="float" office:value="0.9" calcext:value-type="float">
            <text:p>0.9</text:p>
          </table:table-cell>
          <table:table-cell table:style-name="ce6" office:value-type="string" calcext:value-type="string">
            <text:p>nsec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2 cache access</text:p>
          </table:table-cell>
          <table:table-cell office:value-type="float" office:value="2.8" calcext:value-type="float">
            <text:p>2.8</text:p>
          </table:table-cell>
          <table:table-cell table:style-name="ce6" office:value-type="string" calcext:value-type="string">
            <text:p>nsec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vel 3 cache access</text:p>
          </table:table-cell>
          <table:table-cell office:value-type="float" office:value="12.9" calcext:value-type="float">
            <text:p>12.9</text:p>
          </table:table-cell>
          <table:table-cell table:style-name="ce6" office:value-type="string" calcext:value-type="string">
            <text:p>nsec</text:p>
          </table:table-cell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secon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in memory (RAM) access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nsec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inut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lid-state disk (SSD) I/O, min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μsec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day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lid-state disk (SSD) I/O, max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μsec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ay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tational disk I/O, min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ont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tational disk I/O, max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month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NYC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mse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London UK</text:p>
          </table:table-cell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msec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ternet: SF to Sydney Australia</text:p>
          </table:table-cell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msec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S virtualization reboot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econds</text:p>
          </table:table-cell>
          <table:table-cell office:value-type="float" office:value="423" calcext:value-type="float">
            <text:p>423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SI command time-out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seconds</text:p>
          </table:table-cell>
          <table:table-cell table:style-name="ce8" office:value-type="float" office:value="3000" calcext:value-type="float">
            <text:p>3,000</text:p>
          </table:table-cell>
          <table:table-cell table:style-name="ce6" office:value-type="string" calcext:value-type="string">
            <text:p>yea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dware virtualization reboot</text:p>
          </table:table-cell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seconds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milleni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sical system reboot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inutes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milleni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number-columns-repeated="2" table:style-name="ce9" office:value-type="string" calcext:value-type="string">
            <text:p>nsec</text:p>
          </table:table-cell>
          <table:table-cell table:style-name="ce12" office:value-type="float" office:value="0.000000001" calcext:value-type="float">
            <text:p>0.000000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number-columns-repeated="2" table:style-name="ce10" office:value-type="string" calcext:value-type="string">
            <text:p>μsec</text:p>
          </table:table-cell>
          <table:table-cell table:style-name="ce12" office:value-type="float" office:value="0.000001" calcext:value-type="float">
            <text:p>0.000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number-columns-repeated="2" table:style-name="ce9" office:value-type="string" calcext:value-type="string">
            <text:p>msec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of a secon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 calcext:value-type="string">
            <text:p>sec</text:p>
          </table:table-cell>
          <table:table-cell table:style-name="ce9" office:value-type="string" calcext:value-type="string">
            <text:p>second</text:p>
          </table:table-cell>
          <table:table-cell table:style-name="ce13" office:value-type="float" office:value="1" calcext:value-type="float">
            <text:p>1.0</text:p>
          </table:table-cell>
          <table:table-cell table:style-name="ce12" office:value-type="string" calcext:value-type="string">
            <text:p>secon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inut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number-columns-repeated="2" table:style-name="ce9" office:value-type="string" calcext:value-type="string">
            <text:p>hour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number-columns-repeated="2" table:style-name="ce9" office:value-type="string" calcext:value-type="string">
            <text:p>day</text:p>
          </table:table-cell>
          <table:table-cell table:style-name="ce14" table:formula="of:=60*60*24" office:value-type="float" office:value="86400" calcext:value-type="float">
            <text:p>86,4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month</text:p>
          </table:table-cell>
          <table:table-cell table:style-name="ce14" table:formula="of:=60*60*24*30" office:value-type="float" office:value="2592000" calcext:value-type="float">
            <text:p>2,592,00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year (sidereal)</text:p>
          </table:table-cell>
          <table:table-cell table:style-name="ce14" table:formula="of:=60*60*24*365.256363004" office:value-type="float" office:value="31558149.7635456" calcext:value-type="float">
            <text:p>31,558,150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9" office:value-type="string" calcext:value-type="string">
            <text:p>mill</text:p>
          </table:table-cell>
          <table:table-cell table:style-name="ce9" office:value-type="string" calcext:value-type="string">
            <text:p>millenium</text:p>
          </table:table-cell>
          <table:table-cell table:style-name="ce14" table:formula="of:=60*60*24*365.256363004*1000" office:value-type="float" office:value="31558149763.5456" calcext:value-type="float">
            <text:p>31,558,149,764</text:p>
          </table:table-cell>
          <table:table-cell table:style-name="ce12" office:value-type="string" calcext:value-type="string">
            <text:p>seconds</text:p>
          </table:table-cell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SecRatio" table:base-cell-address="$ICTWHT_2.$D$20" table:cell-range-address="$ICTWHT_2.$D$20:.$G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07:40:52.987182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07-22T12:52:39.749445816</meta:creation-date>
    <dc:date>2014-07-25T08:03:17.567936890</dc:date>
    <dc:creator>Lorin Ricker</dc:creator>
    <meta:editing-duration>PT18M44S</meta:editing-duration>
    <meta:editing-cycles>8</meta:editing-cycles>
    <meta:generator>LibreOffice/4.2.4.2$Linux_X86_64 LibreOffice_project/420m0$Build-2</meta:generator>
    <meta:document-statistic meta:table-count="2" meta:cell-count="238" meta:object-count="0"/>
  </office:meta>
</office:document-meta>
</file>